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P64" style:parent-style-name="Normal" style:family="paragraph">
      <style:text-properties style:font-name-complex="Calibri" fo:font-size="14pt" style:font-size-asian="14pt" style:font-size-complex="14pt"/>
    </style:style>
    <style:style style:name="TableColumn66" style:family="table-column">
      <style:table-column-properties style:column-width="1.5583in"/>
    </style:style>
    <style:style style:name="TableColumn67" style:family="table-column">
      <style:table-column-properties style:column-width="7.2777in"/>
    </style:style>
    <style:style style:name="TableColumn68" style:family="table-column">
      <style:table-column-properties style:column-width="1.8506in"/>
    </style:style>
    <style:style style:name="Table65" style:family="table">
      <style:table-properties style:width="10.6868in" style:rel-width="100%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72" style:family="table-row">
      <style:table-row-properties/>
    </style:style>
    <style:style style:name="TableCell7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7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7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T96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="0.0069in solid #999999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99" style:family="table-cell">
      <style:table-cell-properties fo:border="0.0069in solid #999999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01" style:family="table-row">
      <style:table-row-properties/>
    </style:style>
    <style:style style:name="TableCell102" style:family="table-cell">
      <style:table-cell-properties fo:border="0.0069in solid #999999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4" style:family="table-cell">
      <style:table-cell-properties fo:border="0.0069in solid #999999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06" style:family="table-cell">
      <style:table-cell-properties fo:border="0.0069in solid #999999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08" style:family="table-row">
      <style:table-row-properties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1" style:family="table-cell">
      <style:table-cell-properties fo:border="0.0069in solid #999999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13" style:family="table-cell">
      <style:table-cell-properties fo:border="0.0069in solid #999999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15" style:family="table-row">
      <style:table-row-properties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22" style:family="table-row">
      <style:table-row-properties/>
    </style:style>
    <style:style style:name="TableCell123" style:family="table-cell">
      <style:table-cell-properties fo:border="0.0069in solid #999999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P129" style:parent-style-name="Normal" style:family="paragraph">
      <style:text-properties style:font-name-complex="Calibri" fo:font-size="14pt" style:font-size-asian="14pt" style:font-size-complex="14pt"/>
    </style:style>
    <style:style style:name="TableColumn131" style:family="table-column">
      <style:table-column-properties style:column-width="1.7465in"/>
    </style:style>
    <style:style style:name="TableColumn132" style:family="table-column">
      <style:table-column-properties style:column-width="7.1145in"/>
    </style:style>
    <style:style style:name="TableColumn133" style:family="table-column">
      <style:table-column-properties style:column-width="1.8256in"/>
    </style:style>
    <style:style style:name="Table130" style:family="table">
      <style:table-properties style:width="10.6868in" style:rel-width="100%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37" style:family="table-row">
      <style:table-row-properties/>
    </style:style>
    <style:style style:name="TableCell13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4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42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44" style:family="table-row">
      <style:table-row-properties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49" style:family="table-cell">
      <style:table-cell-properties fo:border="0.0069in solid #999999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51" style:family="table-row">
      <style:table-row-properties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56" style:family="table-cell">
      <style:table-cell-properties fo:border="0.0069in solid #999999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58" style:family="table-row">
      <style:table-row-properties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</style:style>
    <style:style style:name="T161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66" style:family="table-row">
      <style:table-row-properties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71" style:family="table-cell">
      <style:table-cell-properties fo:border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73" style:family="table-row">
      <style:table-row-properties/>
    </style:style>
    <style:style style:name="TableCell174" style:family="table-cell">
      <style:table-cell-properties fo:border="0.0069in solid #999999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78" style:family="table-cell">
      <style:table-cell-properties fo:border="0.0069in solid #999999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80" style:family="table-row">
      <style:table-row-properties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85" style:family="table-cell">
      <style:table-cell-properties fo:border="0.0069in solid #999999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87" style:family="table-row">
      <style:table-row-properties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92" style:family="table-cell">
      <style:table-cell-properties fo:border="0.0069in solid #999999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P194" style:parent-style-name="Normal" style:family="paragraph">
      <style:text-properties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Edit blog info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Edit blog info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Info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BlogName</text:p>
          </table:table-cell>
          <table:table-cell table:style-name="TableCell39">
            <text:p text:style-name="P40">Name of the Blog visible on pag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BlogCopyright</text:p>
          </table:table-cell>
          <table:table-cell table:style-name="TableCell46">
            <text:p text:style-name="P47">Copyright of the Blog visible<text:s/>on pag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ButtonEdit</text:p>
          </table:table-cell>
          <table:table-cell table:style-name="TableCell53">
            <text:p text:style-name="P54">Save changes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LinkCancel</text:p>
          </table:table-cell>
          <table:table-cell table:style-name="TableCell60">
            <text:p text:style-name="P61">Cancel</text:p>
          </table:table-cell>
          <table:table-cell table:style-name="TableCell62">
            <text:p text:style-name="P63"/>
          </table:table-cell>
        </table:table-row>
      </table:table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 table:number-columns-spanned="3">
            <text:p text:style-name="P71">de-DE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P74">Resource key</text:p>
          </table:table-cell>
          <table:table-cell table:style-name="TableCell75">
            <text:p text:style-name="P76">Translation</text:p>
          </table:table-cell>
          <table:table-cell table:style-name="TableCell77">
            <text:p text:style-name="P78">Comment</text:p>
          </table:table-cell>
        </table:table-row>
        <table:table-row table:style-name="TableRow79">
          <table:table-cell table:style-name="TableCell80">
            <text:p text:style-name="P81">Title</text:p>
          </table:table-cell>
          <table:table-cell table:style-name="TableCell82">
            <text:p text:style-name="P83">Blogdaten ändern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Header</text:p>
          </table:table-cell>
          <table:table-cell table:style-name="TableCell89">
            <text:p text:style-name="P90">Blogdaten ändern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<text:span text:style-name="T96">Info</text:span>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BlogName</text:p>
          </table:table-cell>
          <table:table-cell table:style-name="TableCell104">
            <text:p text:style-name="P105">Blog-Name sichtbar auf der Webseite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BlogCopyright</text:p>
          </table:table-cell>
          <table:table-cell table:style-name="TableCell111">
            <text:p text:style-name="P112">Copyright des Blogs sichtbar auf der<text:s/>Webseite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ButtonEdit</text:p>
          </table:table-cell>
          <table:table-cell table:style-name="TableCell118">
            <text:p text:style-name="P119">Änderungen speichern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LinkCancel</text:p>
          </table:table-cell>
          <table:table-cell table:style-name="TableCell125">
            <text:p text:style-name="P126">Abbrechen</text:p>
          </table:table-cell>
          <table:table-cell table:style-name="TableCell127">
            <text:p text:style-name="P128"/>
          </table:table-cell>
        </table:table-row>
      </table:table>
      <text:p text:style-name="P129"/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 table:number-columns-spanned="3">
            <text:p text:style-name="P136">pl-PL</text:p>
          </table:table-cell>
          <table:covered-table-cell/>
          <table:covered-table-cell/>
        </table:table-row>
        <table:table-row table:style-name="TableRow137">
          <table:table-cell table:style-name="TableCell138">
            <text:p text:style-name="P139">Resource key</text:p>
          </table:table-cell>
          <table:table-cell table:style-name="TableCell140">
            <text:p text:style-name="P141">Translation</text:p>
          </table:table-cell>
          <table:table-cell table:style-name="TableCell142">
            <text:p text:style-name="P143">Comment</text:p>
          </table:table-cell>
        </table:table-row>
        <table:table-row table:style-name="TableRow144">
          <table:table-cell table:style-name="TableCell145">
            <text:p text:style-name="P146">Title</text:p>
          </table:table-cell>
          <table:table-cell table:style-name="TableCell147">
            <text:p text:style-name="P148">Edytuj dane blogu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Header</text:p>
          </table:table-cell>
          <table:table-cell table:style-name="TableCell154">
            <text:p text:style-name="P155">Edytuj dane blogu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<text:span text:style-name="T161">Info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BlogName</text:p>
          </table:table-cell>
          <table:table-cell table:style-name="TableCell169">
            <text:p text:style-name="P170">Nazwa blogu widoczna na stronie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BlogCopyright</text:p>
          </table:table-cell>
          <table:table-cell table:style-name="TableCell176">
            <text:p text:style-name="P177">Notatka Copyright widoczna<text:s/>na stronie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ButtonEdit</text:p>
          </table:table-cell>
          <table:table-cell table:style-name="TableCell183">
            <text:p text:style-name="P184">Zapisz zmiany</text:p>
          </table:table-cell>
          <table:table-cell table:style-name="TableCell185">
            <text:p text:style-name="P186"/>
          </table:table-cell>
        </table:table-row>
        <text:soft-page-break/>
        <table:table-row table:style-name="TableRow187">
          <table:table-cell table:style-name="TableCell188">
            <text:p text:style-name="P189">LinkCancel</text:p>
          </table:table-cell>
          <table:table-cell table:style-name="TableCell190">
            <text:p text:style-name="P191">Anuluj</text:p>
          </table:table-cell>
          <table:table-cell table:style-name="TableCell192">
            <text:p text:style-name="P193"/>
          </table:table-cell>
        </table:table-row>
      </table:table>
      <text:p text:style-name="P1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31T07:34:00Z</dc:date>
    <meta:template xlink:href="Normal.dotm" xlink:type="simple"/>
    <meta:editing-cycles>19</meta:editing-cycles>
    <meta:editing-duration>PT600S</meta:editing-duration>
    <meta:document-statistic meta:page-count="2" meta:paragraph-count="1" meta:word-count="107" meta:character-count="754" meta:row-count="5" meta:non-whitespace-character-count="648"/>
  </office:meta>
</office:document-meta>
</file>